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/>
    <style:style style:name="T23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38402832" text:id="ct3840283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38403552" text:id="ct384035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8403888" text:id="ct384038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9403296" text:id="ct394032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8884064" text:id="ct3888406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38959664" text:id="ct389596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38402832"/><text:change-start text:change-id="ct38403552"/>Adopt<text:change-end text:change-id="ct38403552"/>ed<text:change-start text:change-id="ct38403888"/> as a <text:change-end text:change-id="ct38403888"/>NMRA <text:change-start text:change-id="ct39403296"/>Standard<text:change-end text:change-id="ct39403296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38884064"/><text:change-start text:change-id="ct38959664"/>Version History<text:change-end text:change-id="ct389596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0:30.896779499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9568256" text:id="ct39568256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39565440" text:id="ct39565440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5-02-17T20:30:30.898229149">2/17/2015</text:date></text:span></text:p>
            </text:deletion>
          </text:changed-region>
          <text:changed-region xml:id="ct39575264" text:id="ct39575264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39565824" text:id="ct39565824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39567408" text:id="ct39567408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39573168" text:id="ct39573168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39568256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39565440"/><text:change text:change-id="ct39575264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39565824"/><text:span text:style-name="MT11">9.</text:span><text:change text:change-id="ct39567408"/><text:change-start text:change-id="ct39573168"/><text:span text:style-name="MT11">7</text:span><text:change-end text:change-id="ct39573168"/><text:span text:style-name="MT11">.1.1-S</text:span><text:span text:style-name="MT12"> 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33M37S</meta:editing-duration>
    <meta:generator>LibreOffice/4.2.7.2$Linux_X86_64 LibreOffice_project/420m0$Build-2</meta:generator>
    <dc:date>2015-02-17T20:30:30.801185802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20" meta:word-count="127" meta:character-count="772" meta:non-whitespace-character-count="657"/>
  </office:meta>
</office:document-meta>
</file>